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ine_20_Style_20_9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standard">
      <style:graphic-properties draw:fill="none" draw:textarea-vertical-align="middle" draw:auto-grow-height="false" fo:min-height="4.084cm" fo:min-width="0cm"/>
    </style:style>
    <style:style style:name="gr4" style:family="graphic" style:parent-style-name="standard">
      <style:graphic-properties draw:stroke="none" svg:stroke-color="#000000" draw:fill="none" draw:fill-color="#ffffff" fo:min-height="4.978cm"/>
    </style:style>
    <style:style style:name="gr5" style:family="graphic" style:parent-style-name="standard">
      <style:graphic-properties draw:stroke="solid" svg:stroke-color="#000000" draw:fill="none" draw:fill-color="#ffffff" fo:min-height="3.43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solid" svg:stroke-color="#000000" draw:fill="none" draw:fill-color="#ffffff" fo:min-height="3.345cm"/>
    </style:style>
    <style:style style:name="gr8" style:family="graphic" style:parent-style-name="standard">
      <style:graphic-properties draw:stroke="solid" svg:stroke-color="#000000" draw:fill="none" draw:fill-color="#ffffff" fo:min-height="3.331cm"/>
    </style:style>
    <style:style style:name="gr9" style:family="graphic" style:parent-style-name="standard">
      <style:graphic-properties draw:stroke="solid" svg:stroke-color="#000000" draw:fill="none" draw:fill-color="#ffffff" fo:min-height="3.17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solid" svg:stroke-color="#000000" draw:fill="none" draw:fill-color="#ffffff" fo:min-height="3.306cm"/>
    </style:style>
    <style:style style:name="gr12" style:family="graphic" style:parent-style-name="standard">
      <style:graphic-properties draw:fill="none" draw:textarea-vertical-align="middle" draw:auto-grow-height="false" fo:min-height="12.871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fo:font-weight="bold" style:font-size-asian="14pt" style:font-size-complex="14pt"/>
    </style:style>
    <style:style style:name="P3" style:family="paragraph">
      <loext:graphic-properties draw:fill="none" draw:fill-color="#ffffff"/>
      <style:text-properties fo:font-size="14pt" fo:font-weight="bold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43cm" svg:y1="15.381cm" svg:x2="25.765cm" svg:y2="15.381cm">
          <text:p/>
        </draw:line>
        <draw:frame draw:style-name="gr2" draw:text-style-name="P3" draw:layer="layout" svg:width="6.985cm" svg:height="0.889cm" svg:x="2.289cm" svg:y="19.701cm">
          <draw:text-box>
            <text:p text:style-name="P2"><text:span text:style-name="T1">Элементы WEB страницы</text:span></text:p>
          </draw:text-box>
        </draw:frame>
        <draw:frame draw:style-name="gr2" draw:text-style-name="P3" draw:layer="layout" svg:width="3.81cm" svg:height="0.889cm" svg:x="10.471cm" svg:y="19.701cm">
          <draw:text-box>
            <text:p text:style-name="P2"><text:span text:style-name="T1">Записи в БД</text:span></text:p>
          </draw:text-box>
        </draw:frame>
        <draw:frame draw:style-name="gr2" draw:text-style-name="P3" draw:layer="layout" svg:width="5.842cm" svg:height="0.889cm" svg:x="14.97cm" svg:y="19.701cm">
          <draw:text-box>
            <text:p text:style-name="P2"><text:span text:style-name="T1">Содержимое файлов</text:span></text:p>
          </draw:text-box>
        </draw:frame>
        <draw:line draw:style-name="gr1" draw:text-style-name="P1" draw:layer="layout" svg:x1="21.231cm" svg:y1="1.254cm" svg:x2="21.104cm" svg:y2="20.304cm">
          <text:p/>
        </draw:line>
        <draw:custom-shape draw:style-name="gr3" draw:text-style-name="P1" draw:layer="layout" svg:width="0.762cm" svg:height="4.572cm" svg:x="21.466cm" svg:y="15.73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5" draw:layer="layout" svg:width="4.699cm" svg:height="5.228cm" svg:x="22.309cm" svg:y="15.389cm">
          <draw:text-box>
            <text:p text:style-name="P4">Факты / </text:p>
            <text:p text:style-name="P4">объекты, полученные непосред-ственно из управляемого ПО</text:p>
          </draw:text-box>
        </draw:frame>
        <draw:g>
          <draw:frame draw:style-name="gr5" draw:text-style-name="P7" draw:layer="layout" svg:width="2.286cm" svg:height="3.683cm" svg:x="2.905cm" svg:y="15.905cm">
            <draw:text-box>
              <text:p text:style-name="P6"><text:span text:style-name="T2">Div</text:span></text:p>
              <text:p text:style-name="P6"><text:span text:style-name="T1">Id</text:span></text:p>
              <text:p text:style-name="P6"><text:span text:style-name="T1">Parent</text:span></text:p>
              <text:p text:style-name="P6"><text:span text:style-name="T1">Border</text:span></text:p>
              <text:p text:style-name="P6"><text:span text:style-name="T1">Color</text:span></text:p>
              <text:p text:style-name="P6"><text:span text:style-name="T1">...</text:span></text:p>
            </draw:text-box>
          </draw:frame>
          <draw:line draw:style-name="gr6" draw:text-style-name="P1" draw:layer="layout" svg:x1="2.905cm" svg:y1="16.54cm" svg:x2="5.191cm" svg:y2="16.54cm">
            <text:p/>
          </draw:line>
        </draw:g>
        <draw:g>
          <draw:frame draw:style-name="gr5" draw:text-style-name="P7" draw:layer="layout" svg:width="2.286cm" svg:height="3.683cm" svg:x="6.199cm" svg:y="15.905cm">
            <draw:text-box>
              <text:p text:style-name="P6"><text:span text:style-name="T2">Input</text:span></text:p>
              <text:p text:style-name="P6"><text:span text:style-name="T1">Id</text:span></text:p>
              <text:p text:style-name="P6"><text:span text:style-name="T1">Parent</text:span></text:p>
              <text:p text:style-name="P6"><text:span text:style-name="T1">Text</text:span></text:p>
              <text:p text:style-name="P6"><text:span text:style-name="T1">Type</text:span></text:p>
              <text:p text:style-name="P6"><text:span text:style-name="T1">...</text:span></text:p>
            </draw:text-box>
          </draw:frame>
          <draw:line draw:style-name="gr6" draw:text-style-name="P1" draw:layer="layout" svg:x1="6.199cm" svg:y1="16.54cm" svg:x2="8.485cm" svg:y2="16.54cm">
            <text:p/>
          </draw:line>
        </draw:g>
        <draw:g>
          <draw:frame draw:style-name="gr5" draw:text-style-name="P7" draw:layer="layout" svg:width="2.286cm" svg:height="3.683cm" svg:x="9.844cm" svg:y="15.905cm">
            <draw:text-box>
              <text:p text:style-name="P6"><text:span text:style-name="T2">Profile</text:span></text:p>
              <text:p text:style-name="P6"><text:span text:style-name="T1">Id</text:span></text:p>
              <text:p text:style-name="P6"><text:span text:style-name="T1">Name</text:span></text:p>
              <text:p text:style-name="P6"><text:span text:style-name="T1">Email</text:span></text:p>
              <text:p text:style-name="P6"><text:span text:style-name="T1">Role</text:span></text:p>
              <text:p text:style-name="P6"><text:span text:style-name="T1">...</text:span></text:p>
            </draw:text-box>
          </draw:frame>
          <draw:line draw:style-name="gr6" draw:text-style-name="P1" draw:layer="layout" svg:x1="9.844cm" svg:y1="16.54cm" svg:x2="12.13cm" svg:y2="16.54cm">
            <text:p/>
          </draw:line>
        </draw:g>
        <draw:g>
          <draw:frame draw:style-name="gr5" draw:text-style-name="P7" draw:layer="layout" svg:width="2.667cm" svg:height="3.683cm" svg:x="16.597cm" svg:y="15.905cm">
            <draw:text-box>
              <text:p text:style-name="P6"><text:span text:style-name="T2">Row</text:span></text:p>
              <text:p text:style-name="P6"><text:span text:style-name="T1">Column1</text:span></text:p>
              <text:p text:style-name="P6"><text:span text:style-name="T1">Column2</text:span></text:p>
              <text:p text:style-name="P6"><text:span text:style-name="T1">Column3</text:span></text:p>
              <text:p text:style-name="P6"><text:span text:style-name="T1">Column4</text:span></text:p>
              <text:p text:style-name="P6"><text:span text:style-name="T1">...</text:span></text:p>
            </draw:text-box>
          </draw:frame>
          <draw:line draw:style-name="gr6" draw:text-style-name="P1" draw:layer="layout" svg:x1="16.597cm" svg:y1="16.57cm" svg:x2="19.264cm" svg:y2="16.57cm">
            <text:p/>
          </draw:line>
        </draw:g>
        <draw:g>
          <draw:g>
            <draw:frame draw:style-name="gr7" draw:text-style-name="P7" draw:layer="layout" svg:width="2.667cm" svg:height="3.595cm" svg:x="2.778cm" svg:y="11.248cm">
              <draw:text-box>
                <text:p text:style-name="P6"><text:span text:style-name="T2">Produt Name</text:span></text:p>
                <text:p text:style-name="P6"><text:span text:style-name="T2">Element</text:span></text:p>
                <text:p text:style-name="P6"><text:span text:style-name="T1">Text</text:span></text:p>
                <text:p text:style-name="P6"><text:span text:style-name="T1">Id</text:span></text:p>
                <text:p text:style-name="P6"><text:span text:style-name="T1">...</text:span></text:p>
              </draw:text-box>
            </draw:frame>
            <draw:line draw:style-name="gr6" draw:text-style-name="P1" draw:layer="layout" svg:x1="2.751cm" svg:y1="13.054cm" svg:x2="5.445cm" svg:y2="13.065cm">
              <text:p/>
            </draw:line>
          </draw:g>
          <draw:g>
            <draw:frame draw:style-name="gr7" draw:text-style-name="P7" draw:layer="layout" svg:width="2.667cm" svg:height="3.595cm" svg:x="6.08cm" svg:y="11.248cm">
              <draw:text-box>
                <text:p text:style-name="P6"><text:span text:style-name="T2">Produt Price</text:span></text:p>
                <text:p text:style-name="P6"><text:span text:style-name="T2">Element</text:span></text:p>
                <text:p text:style-name="P6"><text:span text:style-name="T1">Text</text:span></text:p>
                <text:p text:style-name="P6"><text:span text:style-name="T1">Id</text:span></text:p>
                <text:p text:style-name="P6"><text:span text:style-name="T1">...</text:span></text:p>
              </draw:text-box>
            </draw:frame>
            <draw:line draw:style-name="gr6" draw:text-style-name="P1" draw:layer="layout" svg:x1="6.053cm" svg:y1="13.054cm" svg:x2="8.747cm" svg:y2="13.065cm">
              <text:p/>
            </draw:line>
          </draw:g>
        </draw:g>
        <draw:g>
          <draw:frame draw:style-name="gr8" draw:text-style-name="P7" draw:layer="layout" svg:width="3.302cm" svg:height="3.581cm" svg:x="10.906cm" svg:y="11.287cm">
            <draw:text-box>
              <text:p text:style-name="P6"><text:span text:style-name="T2">Account</text:span></text:p>
              <text:p text:style-name="P6"><text:span text:style-name="T1">Id</text:span></text:p>
              <text:p text:style-name="P6"><text:span text:style-name="T1">Name</text:span></text:p>
              <text:p text:style-name="P6"><text:span text:style-name="T1">Email</text:span></text:p>
              <text:p text:style-name="P6"><text:span text:style-name="T1">Role</text:span></text:p>
              <text:p text:style-name="P6"><text:span text:style-name="T1">...</text:span></text:p>
            </draw:text-box>
          </draw:frame>
          <draw:line draw:style-name="gr6" draw:text-style-name="P1" draw:layer="layout" svg:x1="10.906cm" svg:y1="11.933cm" svg:x2="14.208cm" svg:y2="11.933cm">
            <text:p/>
          </draw:line>
        </draw:g>
        <draw:frame draw:style-name="gr9" draw:text-style-name="P7" draw:layer="layout" svg:width="2.709cm" svg:height="3.581cm" svg:x="16.606cm" svg:y="11.287cm">
          <draw:text-box>
            <text:p text:style-name="P6"><text:span text:style-name="T2">Delivery</text:span></text:p>
            <text:p text:style-name="P6"><text:span text:style-name="T2">Point</text:span></text:p>
            <text:p text:style-name="P6"><text:span text:style-name="T1">Name</text:span></text:p>
            <text:p text:style-name="P6"><text:span text:style-name="T1">Address</text:span></text:p>
            <text:p text:style-name="P6"><text:span text:style-name="T1">Type</text:span></text:p>
            <text:p text:style-name="P6"><text:span text:style-name="T1">...</text:span></text:p>
          </draw:text-box>
        </draw:frame>
        <draw:line draw:style-name="gr6" draw:text-style-name="P1" draw:layer="layout" svg:x1="16.706cm" svg:y1="12.513cm" svg:x2="19.415cm" svg:y2="12.513cm">
          <text:p/>
        </draw:line>
        <draw:line draw:style-name="gr10" draw:text-style-name="P1" draw:layer="layout" svg:x1="3.921cm" svg:y1="15.859cm" svg:x2="3.921cm" svg:y2="14.843cm">
          <text:p/>
        </draw:line>
        <draw:line draw:style-name="gr10" draw:text-style-name="P1" draw:layer="layout" svg:x1="7.369cm" svg:y1="15.859cm" svg:x2="7.369cm" svg:y2="14.97cm">
          <text:p/>
        </draw:line>
        <draw:line draw:style-name="gr10" draw:text-style-name="P1" draw:layer="layout" svg:x1="10.779cm" svg:y1="15.859cm" svg:x2="12.303cm" svg:y2="14.97cm">
          <text:p/>
        </draw:line>
        <draw:line draw:style-name="gr10" draw:text-style-name="P1" draw:layer="layout" svg:x1="17.891cm" svg:y1="15.859cm" svg:x2="17.891cm" svg:y2="14.843cm">
          <text:p/>
        </draw:line>
        <draw:g>
          <draw:frame draw:style-name="gr11" draw:text-style-name="P7" draw:layer="layout" svg:width="2.921cm" svg:height="3.581cm" svg:x="2.778cm" svg:y="6.334cm">
            <draw:text-box>
              <text:p text:style-name="P6"><text:span text:style-name="T2">Product</text:span></text:p>
              <text:p text:style-name="P6"><text:span text:style-name="T1">Id</text:span></text:p>
              <text:p text:style-name="P6"><text:span text:style-name="T1">Name</text:span></text:p>
              <text:p text:style-name="P6"><text:span text:style-name="T1">Email</text:span></text:p>
              <text:p text:style-name="P6"><text:span text:style-name="T1">Role</text:span></text:p>
              <text:p text:style-name="P6"><text:span text:style-name="T1">...</text:span></text:p>
            </draw:text-box>
          </draw:frame>
          <draw:line draw:style-name="gr6" draw:text-style-name="P1" draw:layer="layout" svg:x1="2.778cm" svg:y1="6.98cm" svg:x2="5.699cm" svg:y2="6.98cm">
            <text:p/>
          </draw:line>
        </draw:g>
        <draw:g>
          <draw:frame draw:style-name="gr11" draw:text-style-name="P7" draw:layer="layout" svg:width="2.921cm" svg:height="3.581cm" svg:x="15.224cm" svg:y="1.381cm">
            <draw:text-box>
              <text:p text:style-name="P6"><text:span text:style-name="T2">Order</text:span></text:p>
              <text:p text:style-name="P6"><text:span text:style-name="T1">Id</text:span></text:p>
              <text:p text:style-name="P6"><text:span text:style-name="T1">Products</text:span></text:p>
              <text:p text:style-name="P6"><text:span text:style-name="T1">Customer</text:span></text:p>
              <text:p text:style-name="P6"><text:span text:style-name="T1">Delivery</text:span></text:p>
              <text:p text:style-name="P6"><text:span text:style-name="T1">...</text:span></text:p>
            </draw:text-box>
          </draw:frame>
          <draw:line draw:style-name="gr6" draw:text-style-name="P1" draw:layer="layout" svg:x1="15.224cm" svg:y1="2.027cm" svg:x2="18.145cm" svg:y2="2.027cm">
            <text:p/>
          </draw:line>
        </draw:g>
        <draw:g>
          <draw:frame draw:style-name="gr11" draw:text-style-name="P7" draw:layer="layout" svg:width="2.921cm" svg:height="3.581cm" svg:x="8.755cm" svg:y="6.334cm">
            <draw:text-box>
              <text:p text:style-name="P6"><text:span text:style-name="T2">Customer</text:span></text:p>
              <text:p text:style-name="P6"><text:span text:style-name="T1">Id</text:span></text:p>
              <text:p text:style-name="P6"><text:span text:style-name="T1">Name</text:span></text:p>
              <text:p text:style-name="P6"><text:span text:style-name="T1">Email</text:span></text:p>
              <text:p text:style-name="P6"><text:span text:style-name="T1">Segment</text:span></text:p>
              <text:p text:style-name="P6"><text:span text:style-name="T1">...</text:span></text:p>
            </draw:text-box>
          </draw:frame>
          <draw:line draw:style-name="gr6" draw:text-style-name="P1" draw:layer="layout" svg:x1="8.755cm" svg:y1="6.98cm" svg:x2="11.676cm" svg:y2="6.98cm">
            <text:p/>
          </draw:line>
        </draw:g>
        <draw:g>
          <draw:frame draw:style-name="gr11" draw:text-style-name="P7" draw:layer="layout" svg:width="2.921cm" svg:height="3.581cm" svg:x="12.919cm" svg:y="6.309cm">
            <draw:text-box>
              <text:p text:style-name="P6"><text:span text:style-name="T2">Personnel</text:span></text:p>
              <text:p text:style-name="P6"><text:span text:style-name="T1">Id</text:span></text:p>
              <text:p text:style-name="P6"><text:span text:style-name="T1">Name</text:span></text:p>
              <text:p text:style-name="P6"><text:span text:style-name="T1">Email</text:span></text:p>
              <text:p text:style-name="P6"><text:span text:style-name="T1">Role</text:span></text:p>
              <text:p text:style-name="P6"><text:span text:style-name="T1">...</text:span></text:p>
            </draw:text-box>
          </draw:frame>
          <draw:line draw:style-name="gr6" draw:text-style-name="P1" draw:layer="layout" svg:x1="12.919cm" svg:y1="6.955cm" svg:x2="15.84cm" svg:y2="6.955cm">
            <text:p/>
          </draw:line>
        </draw:g>
        <draw:g>
          <draw:frame draw:style-name="gr11" draw:text-style-name="P7" draw:layer="layout" svg:width="2.921cm" svg:height="3.581cm" svg:x="4.175cm" svg:y="1.381cm">
            <draw:text-box>
              <text:p text:style-name="P6"><text:span text:style-name="T2">Wishlist</text:span></text:p>
              <text:p text:style-name="P6"><text:span text:style-name="T1">Id</text:span></text:p>
              <text:p text:style-name="P6"><text:span text:style-name="T1">Products</text:span></text:p>
              <text:p text:style-name="P6"><text:span text:style-name="T1">Customer</text:span></text:p>
              <text:p text:style-name="P6"><text:span text:style-name="T1">Ratings</text:span></text:p>
              <text:p text:style-name="P6"><text:span text:style-name="T1">...</text:span></text:p>
            </draw:text-box>
          </draw:frame>
          <draw:line draw:style-name="gr6" draw:text-style-name="P1" draw:layer="layout" svg:x1="4.175cm" svg:y1="2.027cm" svg:x2="7.096cm" svg:y2="2.027cm">
            <text:p/>
          </draw:line>
        </draw:g>
        <draw:line draw:style-name="gr10" draw:text-style-name="P1" draw:layer="layout" svg:x1="3.921cm" svg:y1="11.16cm" svg:x2="3.921cm" svg:y2="9.89cm">
          <text:p/>
        </draw:line>
        <draw:line draw:style-name="gr10" draw:text-style-name="P1" draw:layer="layout" svg:x1="7.35cm" svg:y1="11.16cm" svg:x2="4.81cm" svg:y2="10.017cm">
          <text:p/>
        </draw:line>
        <draw:line draw:style-name="gr10" draw:text-style-name="P1" draw:layer="layout" svg:x1="12.303cm" svg:y1="11.287cm" svg:x2="10.271cm" svg:y2="9.89cm">
          <text:p/>
        </draw:line>
        <draw:line draw:style-name="gr10" draw:text-style-name="P1" draw:layer="layout" svg:x1="12.557cm" svg:y1="11.287cm" svg:x2="14.208cm" svg:y2="9.89cm">
          <text:p/>
        </draw:line>
        <draw:frame draw:style-name="gr11" draw:text-style-name="P7" draw:layer="layout" svg:width="2.921cm" svg:height="3.581cm" svg:x="9.763cm" svg:y="1.381cm">
          <draw:text-box>
            <text:p text:style-name="P6"><text:span text:style-name="T2">Recently Viewed</text:span></text:p>
            <text:p text:style-name="P6"><text:span text:style-name="T2">Products</text:span></text:p>
            <text:p text:style-name="P6"><text:span text:style-name="T1">Products</text:span></text:p>
            <text:p text:style-name="P6"><text:span text:style-name="T1">Customer</text:span></text:p>
            <text:p text:style-name="P6"><text:span text:style-name="T1">...</text:span></text:p>
          </draw:text-box>
        </draw:frame>
        <draw:line draw:style-name="gr6" draw:text-style-name="P1" draw:layer="layout" svg:x1="9.763cm" svg:y1="3.127cm" svg:x2="12.684cm" svg:y2="3.127cm">
          <text:p/>
        </draw:line>
        <draw:line draw:style-name="gr10" draw:text-style-name="P1" draw:layer="layout" svg:x1="4.302cm" svg:y1="6.334cm" svg:x2="5.572cm" svg:y2="5.064cm">
          <text:p/>
        </draw:line>
        <draw:line draw:style-name="gr10" draw:text-style-name="P1" draw:layer="layout" svg:x1="4.429cm" svg:y1="6.334cm" svg:x2="11.16cm" svg:y2="5.064cm">
          <text:p/>
        </draw:line>
        <draw:line draw:style-name="gr10" draw:text-style-name="P1" draw:layer="layout" svg:x1="4.683cm" svg:y1="6.207cm" svg:x2="15.097cm" svg:y2="5.064cm">
          <text:p/>
        </draw:line>
        <draw:line draw:style-name="gr10" draw:text-style-name="P1" draw:layer="layout" svg:x1="10.254cm" svg:y1="6.264cm" svg:x2="6.224cm" svg:y2="5.007cm">
          <text:p/>
        </draw:line>
        <draw:line draw:style-name="gr10" draw:text-style-name="P1" draw:layer="layout" svg:x1="10.398cm" svg:y1="6.334cm" svg:x2="11.541cm" svg:y2="4.937cm">
          <text:p/>
        </draw:line>
        <draw:line draw:style-name="gr10" draw:text-style-name="P1" draw:layer="layout" svg:x1="10.525cm" svg:y1="6.334cm" svg:x2="16.24cm" svg:y2="5.064cm">
          <text:p/>
        </draw:line>
        <draw:line draw:style-name="gr10" draw:text-style-name="P1" draw:layer="layout" svg:x1="17.891cm" svg:y1="11.287cm" svg:x2="16.875cm" svg:y2="4.937cm">
          <text:p/>
        </draw:line>
        <draw:custom-shape draw:style-name="gr12" draw:text-style-name="P1" draw:layer="layout" svg:width="0.762cm" svg:height="13.843cm" svg:x="21.447cm" svg:y="1.25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7" draw:layer="layout" svg:width="3.302cm" svg:height="3.683cm" svg:x="12.684cm" svg:y="15.859cm">
          <draw:text-box>
            <text:p text:style-name="P6"><text:span text:style-name="T2">Personal Data</text:span></text:p>
            <text:p text:style-name="P6"><text:span text:style-name="T1">Id</text:span></text:p>
            <text:p text:style-name="P6"><text:span text:style-name="T1">Birthday</text:span></text:p>
            <text:p text:style-name="P6"><text:span text:style-name="T1">Gender</text:span></text:p>
            <text:p text:style-name="P6"><text:span text:style-name="T1">...</text:span></text:p>
          </draw:text-box>
        </draw:frame>
        <draw:line draw:style-name="gr6" draw:text-style-name="P1" draw:layer="layout" svg:x1="12.684cm" svg:y1="17.124cm" svg:x2="15.986cm" svg:y2="17.124cm">
          <text:p/>
        </draw:line>
        <draw:line draw:style-name="gr10" draw:text-style-name="P1" draw:layer="layout" svg:x1="13.7cm" svg:y1="15.859cm" svg:x2="12.43cm" svg:y2="14.97cm">
          <text:p/>
        </draw:line>
        <draw:frame draw:style-name="gr4" draw:text-style-name="P5" draw:layer="layout" svg:width="4.699cm" svg:height="5.939cm" svg:x="22.336cm" svg:y="5.805cm">
          <draw:text-box>
            <text:p text:style-name="P4">Абстрактные классы, полученные на основе фактов и/или других абстрактных классов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1T10:17:54.180000000</meta:creation-date>
    <dc:date>2017-11-21T11:28:46.851000000</dc:date>
    <meta:editing-duration>PT39M53S</meta:editing-duration>
    <meta:editing-cycles>8</meta:editing-cycles>
    <meta:generator>LibreOffice/5.4.3.2$Windows_X86_64 LibreOffice_project/92a7159f7e4af62137622921e809f8546db437e5</meta:generator>
    <meta:document-statistic meta:object-count="68"/>
  </office:meta>
</office:document-meta>
</file>